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133.74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126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itot_tube-v1_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Lib</text:p>
          </table:table-cell>
          <table:table-cell office:value-type="string" calcext:value-type="string">
            <text:p>Distributor</text:p>
          </table:table-cell>
        </table:table-row>
        <table:table-row table:style-name="ro1">
          <table:table-cell office:value-type="string" calcext:value-type="string">
            <text:p>C1;C3;C4;C5;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HandSolderin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pacitors_SMD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C2;C6;C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0603_HandSolder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pacitors_SMD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Molex-duraClick-4con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er_Connectors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_Straight_1x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_Headers</text:p>
          </table:table-cell>
          <table:table-cell/>
        </table:table-row>
        <table:table-row table:style-name="ro1">
          <table:table-cell office:value-type="string" calcext:value-type="string">
            <text:p>Q1;Q2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SOT-23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_SOT_Packages_SMD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s_SMD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s_SMD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HSCDRR004MD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permileage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NJM2870F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_SOT_Packages_SMD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ASDX100A24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permileage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G4V-MINI</text:p>
          </table:table-cell>
          <table:table-cell office:value-type="string" calcext:value-type="string">
            <text:p>Socket_Strip_Straight_1x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cket_Strips</text:p>
          </table:table-cell>
          <table:table-cell/>
        </table:table-row>
        <table:table-row table:style-name="ro1">
          <table:table-cell office:value-type="string" calcext:value-type="string">
            <text:p>W1;W2;W3;W4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MountingHole_2.2mm_M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unting_Holes</text:p>
          </table:table-cell>
          <table:table-cell/>
        </table:table-row>
      </table:table>
      <table:named-expressions/>
      <table:database-ranges>
        <table:database-range table:name="__Anonymous_Sheet_DB__0" table:target-range-address="'pitot_tube-v1_BOM'.A1:'pitot_tube-v1_BOM'.G1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3T09:06:52.982045843</dc:date>
    <dc:creator>Samuel Ellicott</dc:creator>
    <meta:editing-duration>PT12H51M3S</meta:editing-duration>
    <meta:editing-cycles>2</meta:editing-cycles>
    <meta:generator>LibreOffice/5.2.2.2.0$Linux_X86_64 LibreOffice_project/20m0$Build-2</meta:generator>
    <meta:document-statistic meta:table-count="1" meta:cell-count="68" meta:object-count="0"/>
  </office:meta>
</office:document-meta>
</file>